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Verdana" svg:font-family="Verdana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8">
      <style:paragraph-properties fo:text-align="start" style:justify-single-word="false"/>
      <style:text-properties style:font-name="Calibri3" fo:font-size="11pt" officeooo:rsid="00add3e5" officeooo:paragraph-rsid="00fd2d6f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fd2d6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3" fo:font-size="11pt" officeooo:rsid="00c9259c" officeooo:paragraph-rsid="00fd2d6f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3" fo:font-size="11pt" officeooo:rsid="007c6763" officeooo:paragraph-rsid="00fd2d6f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fd2d6f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3" fo:font-size="11pt" officeooo:rsid="001ac359" officeooo:paragraph-rsid="00fd2d6f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3" fo:font-size="11pt" officeooo:rsid="00b24973" officeooo:paragraph-rsid="00fd2d6f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officeooo:paragraph-rsid="00fd2d6f"/>
    </style:style>
    <style:style style:name="P9" style:family="paragraph" style:parent-style-name="Text_20_body">
      <style:paragraph-properties fo:text-align="start" style:justify-single-word="false"/>
      <style:text-properties officeooo:rsid="00f1d8ed" officeooo:paragraph-rsid="011a2f63"/>
    </style:style>
    <style:style style:name="P10" style:family="paragraph" style:parent-style-name="Text_20_body" style:list-style-name="L7">
      <style:paragraph-properties fo:text-align="start" style:justify-single-word="false"/>
      <style:text-properties officeooo:rsid="00f579ae" officeooo:paragraph-rsid="00fd9aa0"/>
    </style:style>
    <style:style style:name="P11" style:family="paragraph" style:parent-style-name="Text_20_body">
      <style:paragraph-properties fo:text-align="start" style:justify-single-word="false"/>
      <style:text-properties officeooo:rsid="00f579ae" officeooo:paragraph-rsid="00fd2d6f"/>
    </style:style>
    <style:style style:name="P12" style:family="paragraph" style:parent-style-name="Text_20_body">
      <style:paragraph-properties fo:text-align="start" style:justify-single-word="false"/>
      <style:text-properties officeooo:rsid="01018a7b" officeooo:paragraph-rsid="0115a06f"/>
    </style:style>
    <style:style style:name="P13" style:family="paragraph" style:parent-style-name="Text_20_body">
      <style:paragraph-properties fo:text-align="start" style:justify-single-word="false"/>
      <style:text-properties officeooo:rsid="011133b5" officeooo:paragraph-rsid="011133b5"/>
    </style:style>
    <style:style style:name="P14" style:family="paragraph" style:parent-style-name="Heading_20_1">
      <style:paragraph-properties fo:text-align="center" style:justify-single-word="false"/>
      <style:text-properties officeooo:paragraph-rsid="0074f94f"/>
    </style:style>
    <style:style style:name="P15" style:family="paragraph" style:parent-style-name="Heading_20_1">
      <style:paragraph-properties fo:margin-top="0.409cm" fo:margin-bottom="0.21cm" loext:contextual-spacing="false" fo:text-align="center" style:justify-single-word="false"/>
      <style:text-properties style:font-name="Calibri3" fo:font-size="11pt" fo:font-weight="bold" officeooo:rsid="00f1d8ed" officeooo:paragraph-rsid="00f1d8ed" style:font-size-asian="11pt" style:font-weight-asian="bold" style:font-size-complex="11pt" style:font-weight-complex="bold"/>
    </style:style>
    <style:style style:name="P16" style:family="paragraph" style:parent-style-name="Heading_20_1">
      <style:paragraph-properties fo:margin-top="0.409cm" fo:margin-bottom="0.21cm" loext:contextual-spacing="false" fo:text-align="center" style:justify-single-word="false"/>
      <style:text-properties style:font-name="Calibri3" fo:font-size="11pt" officeooo:rsid="00c24765" officeooo:paragraph-rsid="0111715c" style:font-size-asian="11pt" style:font-size-complex="11pt"/>
    </style:style>
    <style:style style:name="P17" style:family="paragraph" style:parent-style-name="Horizontal_20_Line">
      <style:text-properties officeooo:paragraph-rsid="00fd2d6f"/>
    </style:style>
    <style:style style:name="T1" style:family="text">
      <style:text-properties officeooo:rsid="0012e081"/>
    </style:style>
    <style:style style:name="T2" style:family="text">
      <style:text-properties officeooo:rsid="001ac359"/>
    </style:style>
    <style:style style:name="T3" style:family="text">
      <style:text-properties style:font-name="Calibri3" fo:font-size="11pt" style:font-size-asian="11pt" style:font-size-complex="11pt"/>
    </style:style>
    <style:style style:name="T4" style:family="text">
      <style:text-properties style:font-name="Calibri3" fo:font-size="11pt" officeooo:rsid="00c24765" style:font-size-asian="11pt" style:font-size-complex="11pt"/>
    </style:style>
    <style:style style:name="T5" style:family="text">
      <style:text-properties style:font-name="Calibri3" fo:font-size="11pt" officeooo:rsid="001ac359" style:font-size-asian="11pt" style:font-size-complex="11pt"/>
    </style:style>
    <style:style style:name="T6" style:family="text">
      <style:text-properties style:font-name="Calibri3" fo:font-size="11pt" officeooo:rsid="0012e081" style:font-size-asian="11pt" style:font-size-complex="11pt"/>
    </style:style>
    <style:style style:name="T7" style:family="text">
      <style:text-properties style:font-name="Calibri3" fo:font-size="11pt" officeooo:rsid="011a2f63" style:font-size-asian="11pt" style:font-size-complex="11pt"/>
    </style:style>
    <style:style style:name="T8" style:family="text">
      <style:text-properties style:font-name="Calibri3" fo:font-size="11pt" officeooo:rsid="00add3e5" style:font-size-asian="11pt" style:font-size-complex="11pt"/>
    </style:style>
    <style:style style:name="T9" style:family="text">
      <style:text-properties style:font-name="Calibri3" fo:font-size="11pt" officeooo:rsid="011d1731" style:font-size-asian="11pt" style:font-size-complex="11pt"/>
    </style:style>
    <style:style style:name="T10" style:family="text">
      <style:text-properties style:font-name="Calibri3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Calibri3" fo:font-size="11pt" fo:font-weight="normal" officeooo:rsid="00c73075" style:font-size-asian="11pt" style:font-weight-asian="normal" style:font-size-complex="11pt" style:font-weight-complex="normal"/>
    </style:style>
    <style:style style:name="T12" style:family="text">
      <style:text-properties style:font-name="Calibri3" fo:font-size="11pt" fo:font-weight="normal" officeooo:rsid="00c9259c" style:font-size-asian="11pt" style:font-weight-asian="normal" style:font-size-complex="11pt" style:font-weight-complex="normal"/>
    </style:style>
    <style:style style:name="T13" style:family="text">
      <style:text-properties style:font-name="Calibri3" fo:font-size="11pt" fo:font-weight="normal" officeooo:rsid="00ecd169" style:font-size-asian="11pt" style:font-weight-asian="normal" style:font-size-complex="11pt" style:font-weight-complex="normal"/>
    </style:style>
    <style:style style:name="T14" style:family="text">
      <style:text-properties style:font-name="Calibri3" fo:font-size="11pt" fo:font-weight="normal" officeooo:rsid="00f4ebc3" style:font-size-asian="11pt" style:font-weight-asian="normal" style:font-size-complex="11pt" style:font-weight-complex="normal"/>
    </style:style>
    <style:style style:name="T15" style:family="text">
      <style:text-properties style:font-name="Calibri3" fo:font-size="11pt" fo:font-weight="normal" officeooo:rsid="00f1d8ed" style:font-size-asian="11pt" style:font-weight-asian="normal" style:font-size-complex="11pt" style:font-weight-complex="normal"/>
    </style:style>
    <style:style style:name="T16" style:family="text">
      <style:text-properties style:font-name="Calibri3" fo:font-size="11pt" fo:font-weight="normal" officeooo:rsid="0102c486" style:font-size-asian="11pt" style:font-weight-asian="normal" style:font-size-complex="11pt" style:font-weight-complex="normal"/>
    </style:style>
    <style:style style:name="T17" style:family="text">
      <style:text-properties style:font-name="Calibri3" fo:font-size="11pt" fo:font-weight="normal" officeooo:rsid="0104b06a" style:font-size-asian="11pt" style:font-weight-asian="normal" style:font-size-complex="11pt" style:font-weight-complex="normal"/>
    </style:style>
    <style:style style:name="T18" style:family="text">
      <style:text-properties style:font-name="Calibri3" fo:font-size="11pt" fo:font-weight="normal" officeooo:rsid="010f46f3" style:font-size-asian="11pt" style:font-weight-asian="normal" style:font-size-complex="11pt" style:font-weight-complex="normal"/>
    </style:style>
    <style:style style:name="T19" style:family="text">
      <style:text-properties style:font-name="Calibri3" fo:font-size="11pt" fo:font-weight="normal" officeooo:rsid="010db991" style:font-size-asian="11pt" style:font-weight-asian="normal" style:font-size-complex="11pt" style:font-weight-complex="normal"/>
    </style:style>
    <style:style style:name="T20" style:family="text">
      <style:text-properties style:font-name="Calibri3" fo:font-size="11pt" fo:font-weight="normal" officeooo:rsid="0115a06f" style:font-size-asian="11pt" style:font-weight-asian="normal" style:font-size-complex="11pt" style:font-weight-complex="normal"/>
    </style:style>
    <style:style style:name="T21" style:family="text">
      <style:text-properties style:font-name="Calibri3" fo:font-size="11pt" fo:font-weight="normal" officeooo:rsid="0117980a" style:font-size-asian="11pt" style:font-weight-asian="normal" style:font-size-complex="11pt" style:font-weight-complex="normal"/>
    </style:style>
    <style:style style:name="T22" style:family="text">
      <style:text-properties style:font-name="Calibri3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Calibri3" fo:font-size="11pt" fo:font-weight="bold" officeooo:rsid="00ecd169" style:font-size-asian="11pt" style:font-weight-asian="bold" style:font-size-complex="11pt" style:font-weight-complex="bold"/>
    </style:style>
    <style:style style:name="T24" style:family="text">
      <style:text-properties officeooo:rsid="00add3e5"/>
    </style:style>
    <style:style style:name="T25" style:family="text">
      <style:text-properties fo:font-weight="normal" officeooo:rsid="00c73075" style:font-weight-asian="normal" style:font-weight-complex="normal"/>
    </style:style>
    <style:style style:name="T26" style:family="text">
      <style:text-properties fo:font-weight="normal" officeooo:rsid="00f1d8ed" style:font-weight-asian="normal" style:font-weight-complex="normal"/>
    </style:style>
    <style:style style:name="T27" style:family="text">
      <style:text-properties officeooo:rsid="011171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signation of Director</text:h>
      <text:h text:style-name="P14" text:outline-level="1"><text:span text:style-name="T5"><text:text-input text:description="">{{ company.companyName }}</text:text-input></text:span><text:span text:style-name="T5"> </text:span><text:span text:style-name="T5"><text:text-input text:description="">{{ company.companyNumber }}</text:text-input></text:span><text:span text:style-name="T3"> </text:span><text:span text:style-name="T6">(“Company”)</text:span></text:h>
      <text:h text:style-name="P16" text:outline-level="1"><text:span text:style-name="T27"><text:text-input text:description="">{{ resignationOptions.dateOfResignation }}</text:text-input></text:span></text:h>
      <text:p text:style-name="P9"><text:span text:style-name="T4">T</text:span><text:span text:style-name="T3">o:<text:tab/>The Company, </text:span><text:span text:style-name="T9"><text:text-input text:description="">{{ resignationOptions.addressForService }}</text:text-input></text:span><text:span text:style-name="T7">.</text:span></text:p>
      <text:p text:style-name="P12"><text:span text:style-name="T14">I, </text:span><text:span text:style-name="T15"><text:text-input text:description="">{{ resignationOptions.resigningDirector.name }}</text:text-input></text:span><text:span text:style-name="T15">, </text:span><text:span text:style-name="T10">hereby resign as a director of the Company, in accordance with section 157(2) of the Companies Act 199</text:span><text:span text:style-name="T21">3</text:span><text:span text:style-name="T20"><text:text-input text:description="">{% if resignationOptions.companyHasConstitution == 'Company has Constitution' %}</text:text-input></text:span><text:span text:style-name="T16"> and the Company’s constitution</text:span><text:span text:style-name="T11"><text:text-input text:description="">{% endif %}</text:text-input></text:span><text:span text:style-name="T11">.</text:span><text:span text:style-name="T16"> </text:span><text:span text:style-name="T17">My resignatio</text:span><text:span text:style-name="T18">n </text:span><text:span text:style-name="T18"><text:text-input text:description="">{% if resignationOptions.effective == 'Effective Immediately' %}</text:text-input></text:span><text:span text:style-name="T18">is effective immediately</text:span><text:span text:style-name="T18"><text:text-input text:description="">{% else %}</text:text-input></text:span><text:span text:style-name="T18">will be effective on </text:span><text:span text:style-name="T18"><text:text-input text:description="">{{ resignationOptions.effectiveDate }}</text:text-input></text:span><text:span text:style-name="T11"><text:text-input text:description="">{% endif %}</text:text-input></text:span><text:span text:style-name="T11">.</text:span></text:p>
      <text:p text:style-name="P13"><text:span text:style-name="T14">I confirm that</text:span><text:span text:style-name="T18"><text:text-input text:description="">{% if resignationOptions.effective != 'Effective Immediately' %}</text:text-input></text:span><text:span text:style-name="T14">, as at </text:span><text:span text:style-name="T10"><text:text-input text:description="">{{ resignationOptions.effectiveDate }}</text:text-input></text:span><text:span text:style-name="T10"><text:text-input text:description="">{% endif %}</text:text-input></text:span><text:span text:style-name="T19"/><text:span text:style-name="T14">: </text:span></text:p>
      <text:list xml:id="list8509800964822524542" text:style-name="L7">
        <text:list-item>
          <text:p text:style-name="P10">no money is owing to me by the Company, whether by way of fees, salary, expenses, or otherwise;</text:p>
        </text:list-item>
        <text:list-item>
          <text:p text:style-name="P10">I do not have any claim for compensation or damages against the Company for loss of office or otherwise, or, if I do have such a claim, then I waive any right I may have to pursue the claim against the Company; and</text:p>
        </text:list-item>
        <text:list-item>
          <text:p text:style-name="P10"><text:span text:style-name="T3">notwithstanding my resignation, I will remain liable under the provisions of the Companies Act 1993 that impose liability on directors in relation to acts, omissions, and decisions made while I was a director of the Company.</text:span></text:p>
        </text:list-item>
      </text:list>
      <text:p text:style-name="P7"><text:text-input text:description="">{% if notes|length &gt;= 1 %}</text:text-input></text:p>
      <text:p text:style-name="P4">It is noted that:</text:p>
      <text:p text:style-name="P5"><text:span text:style-name="T24"><text:text-input text:description="">{% for note in notes %}</text:text-input></text:span> </text:p>
      <text:list xml:id="list8467888413410719168" text:style-name="L8">
        <text:list-item>
          <text:p text:style-name="P1"><text:text-input text:description="">{{ note.text }}</text:text-input></text:p>
        </text:list-item>
      </text:list>
      <text:p text:style-name="P6"><text:text-input text:description="">{% endfor %}</text:text-input></text:p>
      <text:p text:style-name="P8"><text:span text:style-name="T11"><text:text-input text:description="">{% endif %}</text:text-input></text:span></text:p>
      <text:p text:style-name="P11"><text:span text:style-name="T23">S</text:span><text:span text:style-name="T22">igned by</text:span><text:span text:style-name="T10"> </text:span><text:span text:style-name="T15"><text:text-input text:description="">{{ resignationOptions.resigningDirector.name }}</text:text-input></text:span></text:p>
      <text:p text:style-name="P2"/>
      <text:p text:style-name="P17"/>
      <text:p text:style-name="P3"><text:span text:style-name="T25">S</text:span><text:span text:style-name="T26">ignature of </text:span><text:span text:style-name="T26"><text:text-input text:description="">{{ resignationOptions.resigningDirector.name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Verdana" svg:font-family="Verdana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2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5T11:41:41.375336000</dc:date>
    <meta:editing-duration>PT18H12M34S</meta:editing-duration>
    <meta:editing-cycles>223</meta:editing-cycles>
    <meta:document-statistic meta:table-count="0" meta:image-count="0" meta:object-count="0" meta:page-count="1" meta:paragraph-count="17" meta:word-count="284" meta:character-count="1598" meta:non-whitespace-character-count="1388"/>
  </office:meta>
</office:document-meta>
</file>